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4D6C0A5DB8A8B7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3ebed"/>
    </style:style>
    <style:style style:name="P6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3ebed"/>
    </style:style>
    <style:style style:name="T3" style:family="text">
      <style:text-properties officeooo:rsid="00153b3f"/>
    </style:style>
    <style:style style:name="T4" style:family="text">
      <style:text-properties officeooo:rsid="00169585"/>
    </style:style>
    <style:style style:name="T5" style:family="text">
      <style:text-properties officeooo:rsid="001817ea"/>
    </style:style>
    <style:style style:name="T6" style:family="text">
      <style:text-properties officeooo:rsid="0019bd8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draw:frame draw:style-name="fr1" draw:name="Image1" text:anchor-type="as-char" svg:width="4in" svg:height="4in" draw:z-index="0"><draw:image xlink:href="Pictures/1000000000000400000004004D6C0A5DB8A8B75D.png" xlink:type="simple" xlink:show="embed" xlink:actuate="onLoad" draw:mime-type="image/png"/></draw:frame></text:h>
      <text:p text:style-name="P5"><text:span text:style-name="T3">Choreo</text:span><text:span text:style-name="T2">Lib</text:span><text:span text:style-name="T1"> </text:span>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4">202</text:span><text:span text:style-name="T6">6</text:span><text:span text:style-name="T2">.</text:span><text:span text:style-name="T6">0</text:span><text:span text:style-name="T2">.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6-02-04T00:10:01.426000000</dc:date>
    <dc:creator>Jim Simpson</dc:creator>
    <meta:editing-duration>PT13M8S</meta:editing-duration>
    <meta:editing-cycles>17</meta:editing-cycles>
    <meta:document-statistic meta:table-count="0" meta:image-count="1" meta:object-count="0" meta:page-count="2" meta:paragraph-count="5" meta:word-count="5" meta:character-count="43" meta:non-whitespace-character-count="40"/>
  </office:meta>
</office:document-meta>
</file>